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 style:list-style-name="L1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4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5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VİZYON</text:p>
      <text:p text:style-name="P1"/>
      <text:p text:style-name="P1"><text:tab/>İş teklif sistemi müşteri olan kullanıcıların yaptırmak istedikleri iş ile ilgili uzmanlar bulmalarını ve açık azaltma yöntemiyle uygun fiyatlara anlaşmalarını sağlayan; işçi olan kullanıcıların uzman oldukları alanlara kayıt olmalarını ve müşterilere teklif verebilmelerini sağlayan bir sistemdir.</text:p>
      <text:p text:style-name="P1"/>
      <text:p text:style-name="P1"><text:tab/>Müşteri olan kullanıcılar iki çeşit ödeme yöntemi seçebilmektedir. Ödeme yöntemini elden seçen müşteriler sisteme login olmak zorunda değildir; ödeme yöntemini kredi kartıyla seçen müşteriler sisteme login olmak zorundadır.</text:p>
      <text:p text:style-name="P1"/>
      <text:p text:style-name="P1"><text:tab/>İşçi olan kullanıcılar sisteme güvenlik kriterlerini sağlayacak şekilde login olmalıdır.</text:p>
      <text:p text:style-name="P1"/>
      <text:p text:style-name="P3">Sistem ne yapar ?</text:p>
      <text:p text:style-name="P3"/>
      <text:list xml:id="list672920481632108041" text:style-name="L1">
        <text:list-item>
          <text:p text:style-name="P2"><text:span text:style-name="T1">Müşteri ve işçi arasındaki ödeme yöntemini güvenli hale getirir. Müşteri kredi kartıyla ödeme yapmak isterse ödemeyi yapar fakat ödeme güvenliğin sağlanması açısından işçiye iletilmez; sisteme iletilir. Müşteri hizmeti alıp onay verdikten sonra sistem ödemeyi işçiye iletir.</text:span></text:p>
        </text:list-item>
        <text:list-item>
          <text:p text:style-name="P2"><text:span text:style-name="T1">Kullanıcıların <text:s/>kayıt olmalarını sağlar.</text:span></text:p>
        </text:list-item>
        <text:list-item>
          <text:p text:style-name="P2"><text:span text:style-name="T1">Müşterilerin aradıkları hizmetleri veya işçileri bulabilmelerini sağlar.</text:span></text:p>
        </text:list-item>
        <text:list-item>
          <text:p text:style-name="P2"><text:span text:style-name="T1">İşçilerin sisteme uzman olduğu konularda hizmet kaydı oluşturabilmelerini sağlar.</text:span></text:p>
        </text:list-item>
        <text:list-item>
          <text:p text:style-name="P2"><text:span text:style-name="T1">İşçilere, müşterilerin verdiği ilanları iletir.</text:span></text:p>
        </text:list-item>
        <text:list-item>
          <text:p text:style-name="P2"><text:span text:style-name="T1">Müşterilere, aldıkları puanlara göre işçi tavsiyesinde bulunur.</text:span></text:p>
        </text:list-item>
      </text:list>
      <text:p text:style-name="P1"><text:span text:style-name="T1"/></text:p>
      <text:p text:style-name="P1"><text:span text:style-name="T1"/></text:p>
      <text:p text:style-name="P3">Sistemi kimler kullanır ?</text:p>
      <text:p text:style-name="P3"/>
      <text:p text:style-name="P3">1) Müşteri ne yapar ?</text:p>
      <text:p text:style-name="P3"/>
      <text:list xml:id="list7414518607839215625" text:style-name="L3">
        <text:list-item>
          <text:p text:style-name="P5">Yaptırmak istediği işi arar ve yaptırmak istediği işin kriterlerini girer. İlanını yayınlar.</text:p>
        </text:list-item>
        <text:list-item>
          <text:p text:style-name="P5">İşçilerden gelen teklifleri görüntüler.</text:p>
        </text:list-item>
        <text:list-item>
          <text:p text:style-name="P5">Yaptırmak istediği iş ile ilgili belirli kriterler girerek bu kriterleri sağlayan, sisteme daha önce kaydolmuş işçilere ulaşır.</text:p>
        </text:list-item>
        <text:list-item>
          <text:p text:style-name="P5">Ödemesini sistem üzerinden veya elden yapar.</text:p>
        </text:list-item>
        <text:list-item>
          <text:p text:style-name="P5">Aldığı hizmet ile ilgili puanlama ve yorum yapar.</text:p>
        </text:list-item>
      </text:list>
      <text:p text:style-name="P4"/>
      <text:p text:style-name="P4"/>
      <text:p text:style-name="P4"/>
      <text:p text:style-name="P4"/>
      <text:p text:style-name="P9"><text:soft-page-break/></text:p>
      <text:p text:style-name="P9">2) İşçi ne yapar ?</text:p>
      <text:p text:style-name="P9"/>
      <text:list xml:id="list8557975566090266520" text:style-name="L4">
        <text:list-item>
          <text:p text:style-name="P7">Sisteme güvenlik kriterlerini sağlayarak kaydolur.</text:p>
        </text:list-item>
        <text:list-item>
          <text:p text:style-name="P7">Verebileceği hizmetleri kaydeder.</text:p>
        </text:list-item>
        <text:list-item>
          <text:p text:style-name="P7">Yeni hizmet başlatabilir.</text:p>
        </text:list-item>
        <text:list-item>
          <text:p text:style-name="P7">Sistemin ilettiği ilanları listeleyip, teklifini yapabilir.</text:p>
        </text:list-item>
        <text:list-item>
          <text:p text:style-name="P7">Aldığı puanı ve yorumları görebilir.</text:p>
        </text:list-item>
      </text:list>
      <text:p text:style-name="P9"/>
      <text:p text:style-name="P9">3) Sistem Yöneticisi ne yapar ?</text:p>
      <text:p text:style-name="P6"/>
      <text:list xml:id="list7384618960435341033" text:style-name="L5">
        <text:list-item>
          <text:p text:style-name="P8">Sistemin bakımını ve onarımını yapar.</text:p>
        </text:list-item>
        <text:list-item>
          <text:p text:style-name="P8">Sisteme yeni hizmet ekler.</text:p>
        </text:list-item>
        <text:list-item>
          <text:p text:style-name="P8">İşçilerin kaydını onaylar ya da redded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Title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1T16:00:05.79</meta:creation-date>
    <dc:date>2017-03-12T15:56:29.90</dc:date>
    <meta:editing-duration>PT23H56M16S</meta:editing-duration>
    <meta:editing-cycles>20</meta:editing-cycles>
    <meta:generator>OpenOffice/4.1.1$Win32 OpenOffice.org_project/411m6$Build-9775</meta:generator>
    <meta:document-statistic meta:table-count="0" meta:image-count="0" meta:object-count="0" meta:page-count="2" meta:paragraph-count="28" meta:word-count="270" meta:character-count="2003"/>
  </office:meta>
</office:document-meta>
</file>